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image/png" manifest:full-path="Pictures/100000000000009E0000002D0991E9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5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svg:stroke-width="0.051cm" draw:marker-start-width="0.276cm" draw:marker-end-width="0.276cm" draw:fill="bitmap" draw:fill-gradient-name="Gradient_20_6" draw:fill-hatch-name="Blue_20_Triple_20_90_20_Degrees" draw:fill-image-name="Sky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598cm" svg:height="8.985cm" svg:x="0.275cm" svg:y="2.46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5cm" svg:y1="1.721cm" svg:x2="2.799cm" svg:y2="12.53cm" draw:start-shape="id1" draw:start-glue-point="2">
          <text:p text:style-name="P4"/>
        </draw:connector>
        <draw:connector draw:style-name="gr2" draw:text-style-name="P1" draw:layer="layout" svg:x1="4.233cm" svg:y1="1.702cm" svg:x2="1.466cm" svg:y2="3.894cm" draw:start-shape="id2" draw:start-glue-point="3" draw:end-shape="id3" draw:end-glue-point="0">
          <text:p text:style-name="P4"/>
        </draw:connector>
        <draw:custom-shape draw:style-name="gr3" draw:text-style-name="P3" draw:id="id2" draw:layer="layout" svg:width="2.688cm" svg:height="0.741cm" svg:x="4.233cm" svg:y="1.332cm">
          <text:p text:style-name="P2"><text:span text:style-name="T1">UKPatien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52cm" svg:height="0.662cm" svg:x="4.289cm" svg:y="2.645cm">
          <draw:text-box>
            <text:p text:style-name="P4"><text:span text:style-name="T2">0..*</text:span></text:p>
          </draw:text-box>
        </draw:frame>
        <draw:g draw:id="id4">
          <draw:custom-shape draw:style-name="gr5" draw:text-style-name="P6" draw:layer="layout" svg:width="2.519cm" svg:height="2.435cm" svg:x="6.86cm" svg:y="3.454cm">
            <text:p text:style-name="P2"><text:span text:style-name="T3">UKAddress</text:span></text:p>
            <text:p text:style-name="P2"><text:span text:style-name="T4"/></text:p>
            <text:p text:style-name="P2"><text:span text:style-name="T5">AddressType</text:span></text:p>
            <text:p text:style-name="P2"><text:span text:style-name="T5">AddressLines</text:span></text:p>
            <text:p text:style-name="P2"><text:span text:style-name="T5">...</text:span></text:p>
            <text:p text:style-name="P2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86cm" svg:y1="4.252cm" svg:x2="9.399cm" svg:y2="4.252cm">
            <text:p text:style-name="P4"/>
          </draw:line>
        </draw:g>
        <draw:connector draw:style-name="gr2" draw:text-style-name="P1" draw:layer="layout" svg:x1="6.921cm" svg:y1="1.702cm" svg:x2="8.129cm" svg:y2="3.454cm" draw:start-shape="id2" draw:start-glue-point="1" draw:end-shape="id4" draw:end-glue-point="0">
          <text:p text:style-name="P4"/>
        </draw:connector>
        <draw:frame draw:style-name="gr4" draw:text-style-name="P7" draw:layer="layout" svg:width="1.027cm" svg:height="0.64cm" svg:x="8.025cm" svg:y="2.749cm">
          <draw:text-box>
            <text:p text:style-name="P4"><text:span text:style-name="T5">0..*</text:span></text:p>
          </draw:text-box>
        </draw:frame>
        <draw:g draw:id="id6">
          <draw:custom-shape draw:style-name="gr5" draw:text-style-name="P6" draw:layer="layout" svg:width="2.412cm" svg:height="2.753cm" svg:x="10.439cm" svg:y="3.491cm">
            <text:p text:style-name="P2"><text:span text:style-name="T3">Telecom</text:span></text:p>
            <text:p text:style-name="P2"><text:span text:style-name="T4"/></text:p>
            <text:p text:style-name="P2"><text:span text:style-name="T5">Type</text:span></text:p>
            <text:p text:style-name="P2"><text:span text:style-name="T5">Root</text:span></text:p>
            <text:p text:style-name="P2"><text:span text:style-name="T5">Extension</text:span></text:p>
            <text:p text:style-name="P2"><text:span text:style-name="T5">...</text:span></text:p>
            <text:p text:style-name="P2"><text:span text:style-name="T5"/></text:p>
            <text:p text:style-name="P2"><text:span text:style-name="T6"/></text:p>
            <text:p text:style-name="P2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0.482cm" svg:y1="4.152cm" svg:x2="12.913cm" svg:y2="4.152cm">
            <text:p text:style-name="P4"/>
          </draw:line>
        </draw:g>
        <draw:g draw:id="id5">
          <draw:custom-shape draw:style-name="gr5" draw:text-style-name="P6" draw:layer="layout" svg:width="2.688cm" svg:height="2.673cm" svg:x="2.713cm" svg:y="8.52cm">
            <text:p text:style-name="P2"><text:span text:style-name="T3">HealthID</text:span></text:p>
            <text:p text:style-name="P2"><text:span text:style-name="T3"/></text:p>
            <text:p text:style-name="P2"><text:span text:style-name="T5">IdNumType</text:span></text:p>
            <text:p text:style-name="P2"><text:span text:style-name="T5">IdNum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2.734cm" svg:y1="9.311cm" svg:x2="5.443cm" svg:y2="9.311cm">
            <text:p text:style-name="P4"/>
          </draw:line>
        </draw:g>
        <draw:connector draw:style-name="gr6" draw:text-style-name="P1" draw:layer="layout" svg:x1="4.911cm" svg:y1="2.094cm" svg:x2="4.911cm" svg:y2="2.136cm">
          <text:p text:style-name="P4"/>
        </draw:connector>
        <draw:line draw:style-name="gr2" draw:text-style-name="P1" draw:layer="layout" svg:x1="4.297cm" svg:y1="2.073cm" svg:x2="4.297cm" svg:y2="4.676cm">
          <text:p text:style-name="P4"/>
        </draw:line>
        <draw:g>
          <draw:custom-shape draw:style-name="gr5" draw:text-style-name="P6" draw:layer="layout" svg:width="2.688cm" svg:height="2.575cm" svg:x="2.878cm" svg:y="3.287cm">
            <text:p text:style-name="P2"><text:span text:style-name="T3">Name</text:span></text:p>
            <text:p text:style-name="P2"><text:span text:style-name="T4"/></text:p>
            <text:p text:style-name="P2"><text:span text:style-name="T5">FamilyName</text:span></text:p>
            <text:p text:style-name="P2"><text:span text:style-name="T5">GivenName</text:span></text:p>
            <text:p text:style-name="P2"><text:span text:style-name="T5">...</text:span></text:p>
            <text:p text:style-name="P2"><text:span text:style-name="T5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58cm" svg:y1="4.019cm" svg:x2="5.567cm" svg:y2="4.019cm">
            <text:p text:style-name="P4"/>
          </draw:line>
        </draw:g>
        <draw:g draw:id="id8">
          <draw:custom-shape draw:style-name="gr5" draw:text-style-name="P6" draw:layer="layout" svg:width="4.066cm" svg:height="2.21cm" svg:x="10.163cm" svg:y="7.805cm">
            <text:p text:style-name="P2"><text:span text:style-name="T3">AuxilaryID (AuxID)</text:span></text:p>
            <text:p text:style-name="P2"><text:span text:style-name="T5"/></text:p>
            <text:p text:style-name="P2"><text:span text:style-name="T5">AuxiliaryIDType</text:span></text:p>
            <text:p text:style-name="P2"><text:span text:style-name="T5">AuxilaryID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0.137cm" svg:y1="8.468cm" svg:x2="14.267cm" svg:y2="8.468cm">
            <text:p text:style-name="P4"/>
          </draw:line>
        </draw:g>
        <draw:custom-shape draw:style-name="gr7" draw:text-style-name="P8" draw:layer="layout" svg:width="2.541cm" svg:height="1.268cm" svg:x="13.016cm" svg:y="6.16cm">
          <text:p text:style-name="P2"><text:span text:style-name="T7">Examples: </text:span></text:p>
          <text:p text:style-name="P2"><text:span text:style-name="T7">Credit Card</text:span></text:p>
          <text:p text:style-name="P2"><text:span text:style-name="T7">Household ID</text:span></text:p>
          <draw:enhanced-geometry svg:viewBox="0 0 21600 21600" draw:mirror-horizontal="false" draw:mirror-vertical="false" draw:text-areas="800 800 20800 20800" draw:type="round-rectangular-callout" draw:modifiers="6118.01730920535 30604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custom-shape draw:style-name="gr5" draw:text-style-name="P6" draw:layer="layout" svg:width="2.648cm" svg:height="3.032cm" svg:x="6.464cm" svg:y="7.805cm">
            <text:p text:style-name="P2"><text:span text:style-name="T3">AltContact</text:span></text:p>
            <text:p text:style-name="P2"><text:span text:style-name="T5"/></text:p>
            <text:p text:style-name="P2"><text:span text:style-name="T5">NI</text:span></text:p>
            <text:p text:style-name="P2"><text:span text:style-name="T5">Relationship</text:span></text:p>
            <text:p text:style-name="P2"><text:span text:style-name="T5">FamilyName</text:span></text:p>
            <text:p text:style-name="P2"><text:span text:style-name="T5">GivenName</text:span></text:p>
            <text:p text:style-name="P2"><text:span text:style-name="T5">...</text:span></text:p>
            <text:p text:style-name="P2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505cm" svg:y1="8.43cm" svg:x2="9.174cm" svg:y2="8.43cm">
            <text:p text:style-name="P4"/>
          </draw:line>
        </draw:g>
        <draw:connector draw:style-name="gr2" draw:text-style-name="P1" draw:id="id1" draw:layer="layout" svg:x1="2.35cm" svg:y1="1.721cm" svg:x2="2.713cm" svg:y2="9.856cm" draw:end-shape="id5" draw:end-glue-point="3">
          <text:p text:style-name="P4"/>
        </draw:connector>
        <draw:connector draw:style-name="gr2" draw:text-style-name="P1" draw:layer="layout" svg:x1="6.921cm" svg:y1="1.702cm" svg:x2="11.676cm" svg:y2="3.491cm" draw:start-shape="id2" draw:start-glue-point="1" draw:end-shape="id6" draw:end-glue-point="0">
          <text:p text:style-name="P4"/>
        </draw:connector>
        <draw:connector draw:style-name="gr2" draw:text-style-name="P1" draw:layer="layout" draw:line-skew="0.303cm" svg:x1="6.022cm" svg:y1="2.079cm" svg:x2="6.464cm" svg:y2="9.321cm" draw:end-shape="id7" draw:end-glue-point="3">
          <text:p text:style-name="P4"/>
        </draw:connector>
        <draw:connector draw:style-name="gr2" draw:text-style-name="P1" draw:layer="layout" draw:line-skew="0.34cm" svg:x1="9.843cm" svg:y1="1.713cm" svg:x2="10.137cm" svg:y2="8.91cm" draw:end-shape="id8" draw:end-glue-point="3">
          <text:p text:style-name="P4"/>
        </draw:connector>
        <draw:frame draw:style-name="gr4" draw:text-style-name="P7" draw:layer="layout" svg:width="1.027cm" svg:height="0.64cm" svg:x="11.794cm" svg:y="2.73cm">
          <draw:text-box>
            <text:p text:style-name="P4"><text:span text:style-name="T5">0..*</text:span></text:p>
          </draw:text-box>
        </draw:frame>
        <draw:frame draw:style-name="gr4" draw:text-style-name="P5" draw:layer="layout" svg:width="1.052cm" svg:height="0.662cm" svg:x="2.429cm" svg:y="7.796cm">
          <draw:text-box>
            <text:p text:style-name="P4"><text:span text:style-name="T2">0..*</text:span></text:p>
          </draw:text-box>
        </draw:frame>
        <draw:frame draw:style-name="gr8" draw:text-style-name="P7" draw:layer="layout" svg:width="1.027cm" svg:height="0.64cm" svg:x="6.295cm" svg:y="7.067cm">
          <draw:text-box>
            <text:p text:style-name="P4"><text:span text:style-name="T5">0..*</text:span></text:p>
          </draw:text-box>
        </draw:frame>
        <draw:g draw:id="id3">
          <draw:custom-shape draw:style-name="gr5" draw:text-style-name="P6" draw:layer="layout" svg:width="2.098cm" svg:height="2.639cm" svg:x="0.397cm" svg:y="3.894cm">
            <text:p text:style-name="P2"><text:span text:style-name="T3">UKPatient</text:span></text:p>
            <text:p text:style-name="P2"><text:span text:style-name="T4"/></text:p>
            <text:p text:style-name="P2"><text:span text:style-name="T5">Gender</text:span></text:p>
            <text:p text:style-name="P2"><text:span text:style-name="T5">Dob</text:span></text:p>
            <text:p text:style-name="P2"><text:span text:style-name="T5">NI</text:span></text:p>
            <text:p text:style-name="P2"><text:span text:style-name="T5">...</text:span></text:p>
            <text:p text:style-name="P2"><text:span text:style-name="T5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0.42cm" svg:y1="4.627cm" svg:x2="2.535cm" svg:y2="4.627cm">
            <text:p text:style-name="P4"/>
          </draw:line>
        </draw:g>
        <draw:frame draw:style-name="gr9" draw:text-style-name="P7" draw:layer="layout" svg:width="1.027cm" svg:height="0.64cm" svg:x="10.081cm" svg:y="7.11cm">
          <draw:text-box>
            <text:p text:style-name="P4"><text:span text:style-name="T5">0..*</text:span></text:p>
          </draw:text-box>
        </draw:frame>
        <draw:custom-shape draw:style-name="gr10" draw:text-style-name="P9" draw:layer="layout" svg:width="3.698cm" svg:height="1.236cm" svg:x="0.197cm" svg:y="0.19cm">
          <text:p text:style-name="P2"><text:span text:style-name="T5">Main patient information used for matching</text:span></text:p>
          <draw:enhanced-geometry svg:viewBox="0 0 21600 21600" draw:text-areas="800 800 20800 20800" draw:type="round-rectangular-callout" draw:modifiers="15538.6861313869 45836.7016976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0" draw:layer="layout" svg:width="0.697cm" svg:height="0.657cm" svg:x="0.728cm" svg:y="3.233cm">
          <draw:text-box>
            <text:p text:style-name="P4"><text:span text:style-name="T3">1</text:span></text:p>
          </draw:text-box>
        </draw:frame>
        <draw:custom-shape draw:style-name="gr5" draw:text-style-name="P6" draw:id="id9" draw:layer="layout" svg:width="2.851cm" svg:height="2.937cm" svg:x="2.546cm" svg:y="11.774cm">
          <text:p text:style-name="P2"><text:span text:style-name="T3">Consent</text:span></text:p>
          <text:p text:style-name="P2"><text:span text:style-name="T4"/></text:p>
          <text:p text:style-name="P2"><text:span text:style-name="T5">Type</text:span></text:p>
          <text:p text:style-name="P2"><text:span text:style-name="T5">Status</text:span></text:p>
          <text:p text:style-name="P2"><text:span text:style-name="T5">CommentTxt </text:span></text:p>
          <text:p text:style-name="P2"><text:span text:style-name="T5">...</text:span></text:p>
          <text:p text:style-name="P2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.971cm" svg:y1="11.774cm" svg:x2="3.971cm" svg:y2="11.774cm" draw:start-shape="id9" draw:end-shape="id9">
          <text:p text:style-name="P4"/>
        </draw:connector>
        <draw:line draw:style-name="gr6" draw:text-style-name="P1" draw:layer="layout" svg:x1="2.559cm" svg:y1="12.3cm" svg:x2="5.334cm" svg:y2="12.3cm">
          <text:p text:style-name="P4"/>
        </draw:line>
        <draw:frame draw:style-name="gr9" draw:text-style-name="P7" draw:layer="layout" svg:width="1.027cm" svg:height="0.64cm" svg:x="1.684cm" svg:y="11.837cm">
          <draw:text-box>
            <text:p text:style-name="P4"><text:span text:style-name="T5">0..*</text:span></text:p>
          </draw:text-box>
        </draw:frame>
        <draw:g draw:id="id10">
          <draw:custom-shape draw:style-name="gr5" draw:text-style-name="P6" draw:layer="layout" svg:width="2.412cm" svg:height="2.753cm" svg:x="6.587cm" svg:y="11.872cm">
            <text:p text:style-name="P2"><text:span text:style-name="T3">AltConTele</text:span></text:p>
            <text:p text:style-name="P2"><text:span text:style-name="T4"/></text:p>
            <text:p text:style-name="P2"><text:span text:style-name="T5">Type</text:span></text:p>
            <text:p text:style-name="P2"><text:span text:style-name="T5">Root</text:span></text:p>
            <text:p text:style-name="P2"><text:span text:style-name="T5">Extension</text:span></text:p>
            <text:p text:style-name="P2"><text:span text:style-name="T5">...</text:span></text:p>
            <text:p text:style-name="P2"><text:span text:style-name="T5"/></text:p>
            <text:p text:style-name="P2"><text:span text:style-name="T6"/></text:p>
            <text:p text:style-name="P2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63cm" svg:y1="12.577cm" svg:x2="9.061cm" svg:y2="12.577cm">
            <text:p text:style-name="P4"/>
          </draw:line>
        </draw:g>
        <draw:connector draw:style-name="gr2" draw:text-style-name="P1" draw:layer="layout" svg:x1="5.863cm" svg:y1="2.074cm" svg:x2="6.587cm" svg:y2="13.248cm" draw:end-shape="id10" draw:end-glue-point="3">
          <text:p text:style-name="P4"/>
        </draw:connector>
        <draw:frame draw:style-name="gr8" draw:text-style-name="P7" draw:layer="layout" svg:width="1.027cm" svg:height="0.64cm" svg:x="5.976cm" svg:y="11.132cm">
          <draw:text-box>
            <text:p text:style-name="P4"><text:span text:style-name="T5">0..*</text:span></text:p>
          </draw:text-box>
        </draw:frame>
        <draw:frame draw:style-name="gr12" draw:text-style-name="P1" draw:layer="layout" svg:width="3.344cm" svg:height="0.952cm" svg:x="2.038cm" svg:y="6.239cm">
          <draw:image xlink:href="Pictures/100000000000009E0000002D0991E93A.png" xlink:type="simple" xlink:show="embed" xlink:actuate="onLoad">
            <text:p text:style-name="P4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hatch draw:name="Blue_20_Triple_20_90_20_Degrees" draw:display-name="Blue Triple 90 Degrees" draw:style="triple" draw:color="#0000ff" draw:distance="0.102cm" draw:rotation="90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3:05:26</dc:date>
    <meta:editing-cycles>107</meta:editing-cycles>
    <meta:editing-duration>PT3H26M40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